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b939"/>
    </style:style>
    <style:style style:name="P2" style:family="paragraph" style:parent-style-name="Standard">
      <style:text-properties fo:font-weight="bold" officeooo:rsid="0015ff9c" officeooo:paragraph-rsid="0015ff9c" style:font-weight-asian="bold" style:font-weight-complex="bold"/>
    </style:style>
    <style:style style:name="P3" style:family="paragraph" style:parent-style-name="Standard">
      <style:text-properties fo:font-weight="bold" officeooo:rsid="0024c52e" officeooo:paragraph-rsid="0024c52e" style:font-weight-asian="bold" style:font-weight-complex="bold"/>
    </style:style>
    <style:style style:name="P4" style:family="paragraph" style:parent-style-name="Standard">
      <style:text-properties fo:font-weight="bold" officeooo:rsid="0031260d" officeooo:paragraph-rsid="0031260d" style:font-weight-asian="bold" style:font-weight-complex="bold"/>
    </style:style>
    <style:style style:name="P5" style:family="paragraph" style:parent-style-name="Standard">
      <style:text-properties fo:font-weight="bold" officeooo:rsid="00364845" officeooo:paragraph-rsid="00364845" style:font-weight-asian="bold" style:font-weight-complex="bold"/>
    </style:style>
    <style:style style:name="P6" style:family="paragraph" style:parent-style-name="Standard">
      <style:text-properties fo:font-weight="bold" officeooo:rsid="003dbdc4" officeooo:paragraph-rsid="003dbdc4" style:font-weight-asian="bold" style:font-weight-complex="bold"/>
    </style:style>
    <style:style style:name="P7" style:family="paragraph" style:parent-style-name="Standard">
      <style:text-properties fo:font-weight="bold" officeooo:rsid="0045a4d9" officeooo:paragraph-rsid="0045a4d9" style:font-weight-asian="bold" style:font-weight-complex="bold"/>
    </style:style>
    <style:style style:name="P8" style:family="paragraph" style:parent-style-name="Standard">
      <style:text-properties fo:font-weight="bold" officeooo:rsid="00495cae" officeooo:paragraph-rsid="00495cae" style:font-weight-asian="bold" style:font-weight-complex="bold"/>
    </style:style>
    <style:style style:name="P9" style:family="paragraph" style:parent-style-name="Standard">
      <style:text-properties fo:font-weight="normal" officeooo:rsid="001687a8" officeooo:paragraph-rsid="001687a8" style:font-weight-asian="normal" style:font-weight-complex="normal"/>
    </style:style>
    <style:style style:name="P10" style:family="paragraph" style:parent-style-name="Standard">
      <style:text-properties fo:font-weight="normal" officeooo:rsid="001687a8" officeooo:paragraph-rsid="002592d3" style:font-weight-asian="normal" style:font-weight-complex="normal"/>
    </style:style>
    <style:style style:name="P11" style:family="paragraph" style:parent-style-name="Standard">
      <style:text-properties fo:font-weight="normal" officeooo:rsid="001687a8" officeooo:paragraph-rsid="00276adc" style:font-weight-asian="normal" style:font-weight-complex="normal"/>
    </style:style>
    <style:style style:name="P12" style:family="paragraph" style:parent-style-name="Standard">
      <style:text-properties fo:font-weight="normal" officeooo:rsid="001687a8" officeooo:paragraph-rsid="003cc4ee" style:font-weight-asian="normal" style:font-weight-complex="normal"/>
    </style:style>
    <style:style style:name="P13" style:family="paragraph" style:parent-style-name="Standard">
      <style:text-properties fo:font-weight="normal" officeooo:rsid="001687a8" officeooo:paragraph-rsid="00475ee5" style:font-weight-asian="normal" style:font-weight-complex="normal"/>
    </style:style>
    <style:style style:name="P14" style:family="paragraph" style:parent-style-name="Standard">
      <style:text-properties fo:font-weight="normal" officeooo:rsid="0015ff9c" officeooo:paragraph-rsid="0024c52e" style:font-weight-asian="normal" style:font-weight-complex="normal"/>
    </style:style>
    <style:style style:name="P15" style:family="paragraph" style:parent-style-name="Standard">
      <style:text-properties fo:font-weight="normal" officeooo:rsid="0024c52e" officeooo:paragraph-rsid="0024c52e" style:font-weight-asian="normal" style:font-weight-complex="normal"/>
    </style:style>
    <style:style style:name="P16" style:family="paragraph" style:parent-style-name="Standard">
      <style:text-properties fo:font-weight="normal" officeooo:rsid="00276adc" officeooo:paragraph-rsid="00276adc" style:font-weight-asian="normal" style:font-weight-complex="normal"/>
    </style:style>
    <style:style style:name="P17" style:family="paragraph" style:parent-style-name="Standard">
      <style:text-properties fo:font-weight="normal" officeooo:rsid="002aaab6" officeooo:paragraph-rsid="002aaab6" style:font-weight-asian="normal" style:font-weight-complex="normal"/>
    </style:style>
    <style:style style:name="P18" style:family="paragraph" style:parent-style-name="Standard">
      <style:text-properties fo:font-weight="normal" officeooo:rsid="002aaab6" officeooo:paragraph-rsid="002cee53" style:font-weight-asian="normal" style:font-weight-complex="normal"/>
    </style:style>
    <style:style style:name="P19" style:family="paragraph" style:parent-style-name="Standard">
      <style:text-properties fo:font-weight="normal" officeooo:rsid="002bc8f1" officeooo:paragraph-rsid="002bc8f1" style:font-weight-asian="normal" style:font-weight-complex="normal"/>
    </style:style>
    <style:style style:name="P20" style:family="paragraph" style:parent-style-name="Standard">
      <style:text-properties fo:font-weight="normal" officeooo:rsid="002bc8f1" officeooo:paragraph-rsid="002cbe42" style:font-weight-asian="normal" style:font-weight-complex="normal"/>
    </style:style>
    <style:style style:name="P21" style:family="paragraph" style:parent-style-name="Standard">
      <style:text-properties fo:font-weight="normal" officeooo:paragraph-rsid="003b2fb6" style:font-weight-asian="normal" style:font-weight-complex="normal"/>
    </style:style>
    <style:style style:name="P22" style:family="paragraph" style:parent-style-name="Standard">
      <style:text-properties fo:font-weight="normal" officeooo:rsid="003cc4ee" officeooo:paragraph-rsid="003cc4ee" style:font-weight-asian="normal" style:font-weight-complex="normal"/>
    </style:style>
    <style:style style:name="P23" style:family="paragraph" style:parent-style-name="Standard">
      <style:text-properties fo:font-weight="normal" officeooo:rsid="003dbdc4" officeooo:paragraph-rsid="003dbdc4" style:font-weight-asian="normal" style:font-weight-complex="normal"/>
    </style:style>
    <style:style style:name="P24" style:family="paragraph" style:parent-style-name="Standard">
      <style:text-properties fo:font-weight="normal" officeooo:rsid="003dbdc4" officeooo:paragraph-rsid="003f69c7" style:font-weight-asian="normal" style:font-weight-complex="normal"/>
    </style:style>
    <style:style style:name="P25" style:family="paragraph" style:parent-style-name="Standard">
      <style:text-properties fo:font-weight="normal" officeooo:rsid="003f69c7" officeooo:paragraph-rsid="003f69c7" style:font-weight-asian="normal" style:font-weight-complex="normal"/>
    </style:style>
    <style:style style:name="P26" style:family="paragraph" style:parent-style-name="Standard">
      <style:text-properties fo:font-weight="normal" officeooo:rsid="003f69c7" officeooo:paragraph-rsid="004f0611" style:font-weight-asian="normal" style:font-weight-complex="normal"/>
    </style:style>
    <style:style style:name="P27" style:family="paragraph" style:parent-style-name="Standard">
      <style:text-properties fo:font-weight="normal" officeooo:rsid="004245a8" officeooo:paragraph-rsid="004245a8" style:font-weight-asian="normal" style:font-weight-complex="normal"/>
    </style:style>
    <style:style style:name="P28" style:family="paragraph" style:parent-style-name="Standard">
      <style:text-properties fo:font-weight="normal" officeooo:rsid="00475ee5" officeooo:paragraph-rsid="00475ee5" style:font-weight-asian="normal" style:font-weight-complex="normal"/>
    </style:style>
    <style:style style:name="P29" style:family="paragraph" style:parent-style-name="Standard">
      <style:text-properties fo:font-weight="normal" officeooo:rsid="00495cae" officeooo:paragraph-rsid="00495cae" style:font-weight-asian="normal" style:font-weight-complex="normal"/>
    </style:style>
    <style:style style:name="P30" style:family="paragraph" style:parent-style-name="Standard">
      <style:text-properties fo:font-weight="normal" officeooo:rsid="0051df10" officeooo:paragraph-rsid="0051df10" style:font-weight-asian="normal" style:font-weight-complex="normal"/>
    </style:style>
    <style:style style:name="P31" style:family="paragraph" style:parent-style-name="Standard">
      <style:text-properties officeooo:rsid="001d6656" officeooo:paragraph-rsid="001d6656"/>
    </style:style>
    <style:style style:name="P32" style:family="paragraph" style:parent-style-name="Standard">
      <style:text-properties officeooo:rsid="001e083a" officeooo:paragraph-rsid="001e083a"/>
    </style:style>
    <style:style style:name="P33" style:family="paragraph" style:parent-style-name="Standard">
      <style:text-properties officeooo:rsid="001f701e" officeooo:paragraph-rsid="001f701e"/>
    </style:style>
    <style:style style:name="P34" style:family="paragraph" style:parent-style-name="Standard">
      <style:text-properties officeooo:rsid="0020b31d" officeooo:paragraph-rsid="0020b31d"/>
    </style:style>
    <style:style style:name="P35" style:family="paragraph" style:parent-style-name="Standard">
      <style:text-properties officeooo:rsid="0020bfcc" officeooo:paragraph-rsid="0020bfcc"/>
    </style:style>
    <style:style style:name="P36" style:family="paragraph" style:parent-style-name="Standard">
      <style:text-properties officeooo:rsid="00309096" officeooo:paragraph-rsid="00309096"/>
    </style:style>
    <style:style style:name="P37" style:family="paragraph" style:parent-style-name="Standard">
      <style:text-properties officeooo:rsid="002cee53" officeooo:paragraph-rsid="003214ae"/>
    </style:style>
    <style:style style:name="P38" style:family="paragraph" style:parent-style-name="Standard">
      <style:text-properties officeooo:rsid="0033cff2" officeooo:paragraph-rsid="0033cff2"/>
    </style:style>
    <style:style style:name="P39" style:family="paragraph" style:parent-style-name="Standard">
      <style:text-properties officeooo:rsid="00364845" officeooo:paragraph-rsid="00364845"/>
    </style:style>
    <style:style style:name="P40" style:family="paragraph" style:parent-style-name="Standard">
      <style:text-properties officeooo:rsid="00364845" officeooo:paragraph-rsid="003b2fb6"/>
    </style:style>
    <style:style style:name="P41" style:family="paragraph" style:parent-style-name="Standard">
      <style:text-properties officeooo:rsid="004fcb55" officeooo:paragraph-rsid="004fcb55"/>
    </style:style>
    <style:style style:name="P42" style:family="paragraph" style:parent-style-name="Standard">
      <style:text-properties fo:font-weight="normal" officeooo:rsid="0051df10" officeooo:paragraph-rsid="0051df10" style:font-weight-asian="normal" style:font-weight-complex="normal"/>
    </style:style>
    <style:style style:name="P43" style:family="paragraph" style:parent-style-name="Standard">
      <style:text-properties fo:font-weight="normal" officeooo:rsid="0051df10" officeooo:paragraph-rsid="0053a917" style:font-weight-asian="normal" style:font-weight-complex="normal"/>
    </style:style>
    <style:style style:name="P44" style:family="paragraph" style:parent-style-name="Standard">
      <style:text-properties fo:font-weight="normal" officeooo:rsid="0053a917" officeooo:paragraph-rsid="0053a917" style:font-weight-asian="normal" style:font-weight-complex="normal"/>
    </style:style>
    <style:style style:name="P45" style:family="paragraph" style:parent-style-name="Standard">
      <style:text-properties fo:font-weight="normal" officeooo:rsid="00572874" officeooo:paragraph-rsid="00572874" style:font-weight-asian="normal" style:font-weight-complex="normal"/>
    </style:style>
    <style:style style:name="P46" style:family="paragraph" style:parent-style-name="Standard">
      <style:text-properties fo:font-weight="normal" officeooo:rsid="0057a7a0" officeooo:paragraph-rsid="0057a7a0" style:font-weight-asian="normal" style:font-weight-complex="normal"/>
    </style:style>
    <style:style style:name="P47" style:family="paragraph" style:parent-style-name="Standard">
      <style:text-properties fo:font-weight="normal" officeooo:rsid="0057a7a0" officeooo:paragraph-rsid="005831c2" style:font-weight-asian="normal" style:font-weight-complex="normal"/>
    </style:style>
    <style:style style:name="P48" style:family="paragraph" style:parent-style-name="Standard">
      <style:text-properties fo:font-weight="normal" officeooo:rsid="0057a7a0" officeooo:paragraph-rsid="0058923b" style:font-weight-asian="normal" style:font-weight-complex="normal"/>
    </style:style>
    <style:style style:name="T1" style:family="text">
      <style:text-properties officeooo:rsid="001c592a"/>
    </style:style>
    <style:style style:name="T2" style:family="text">
      <style:text-properties officeooo:rsid="001d6656"/>
    </style:style>
    <style:style style:name="T3" style:family="text">
      <style:text-properties officeooo:rsid="00236fec"/>
    </style:style>
    <style:style style:name="T4" style:family="text">
      <style:text-properties officeooo:rsid="0024c52e"/>
    </style:style>
    <style:style style:name="T5" style:family="text">
      <style:text-properties officeooo:rsid="002592d3"/>
    </style:style>
    <style:style style:name="T6" style:family="text">
      <style:text-properties officeooo:rsid="002cbe42"/>
    </style:style>
    <style:style style:name="T7" style:family="text">
      <style:text-properties officeooo:rsid="002cee53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aaab6" style:font-weight-asian="normal" style:font-weight-complex="normal"/>
    </style:style>
    <style:style style:name="T10" style:family="text">
      <style:text-properties fo:font-weight="normal" officeooo:rsid="003214ae" style:font-weight-asian="normal" style:font-weight-complex="normal"/>
    </style:style>
    <style:style style:name="T11" style:family="text">
      <style:text-properties officeooo:rsid="0031260d"/>
    </style:style>
    <style:style style:name="T12" style:family="text">
      <style:text-properties officeooo:rsid="003214ae"/>
    </style:style>
    <style:style style:name="T13" style:family="text">
      <style:text-properties officeooo:rsid="00381d4a"/>
    </style:style>
    <style:style style:name="T14" style:family="text">
      <style:text-properties officeooo:rsid="0039fb92"/>
    </style:style>
    <style:style style:name="T15" style:family="text">
      <style:text-properties officeooo:rsid="0003cee7"/>
    </style:style>
    <style:style style:name="T16" style:family="text">
      <style:text-properties officeooo:rsid="003cc4ee"/>
    </style:style>
    <style:style style:name="T17" style:family="text">
      <style:text-properties officeooo:rsid="004245a8"/>
    </style:style>
    <style:style style:name="T18" style:family="text">
      <style:text-properties officeooo:rsid="00435f34"/>
    </style:style>
    <style:style style:name="T19" style:family="text">
      <style:text-properties officeooo:rsid="00475ee5"/>
    </style:style>
    <style:style style:name="T20" style:family="text">
      <style:text-properties officeooo:rsid="004c9765"/>
    </style:style>
    <style:style style:name="T21" style:family="text">
      <style:text-properties officeooo:rsid="004f0611"/>
    </style:style>
    <style:style style:name="T22" style:family="text">
      <style:text-properties fo:font-weight="bold" officeooo:rsid="004245a8" style:font-weight-asian="bold" style:font-weight-complex="bold"/>
    </style:style>
    <style:style style:name="T23" style:family="text">
      <style:text-properties officeooo:rsid="0051df10"/>
    </style:style>
    <style:style style:name="T24" style:family="text">
      <style:text-properties officeooo:rsid="0053882f"/>
    </style:style>
    <style:style style:name="T25" style:family="text">
      <style:text-properties officeooo:rsid="00556e12"/>
    </style:style>
    <style:style style:name="T26" style:family="text">
      <style:text-properties officeooo:rsid="00572874"/>
    </style:style>
    <style:style style:name="T27" style:family="text">
      <style:text-properties officeooo:rsid="005831c2"/>
    </style:style>
    <style:style style:name="T28" style:family="text">
      <style:text-properties officeooo:rsid="005892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ment of Github_PCB-111000</text:p>
      <text:p text:style-name="P2"/>
      <text:p text:style-name="P9">Create new folders<text:tab/>9_Nano_Projects</text:p>
      <text:p text:style-name="P9">and<text:tab/><text:tab/><text:tab/>Resources_nano_projects</text:p>
      <text:p text:style-name="P9"/>
      <text:p text:style-name="P9">Go to <text:tab/><text:tab/><text:tab/>ATMEGA_project_work_BKP_30_Sept_2022\I2C_apps_project_V10<text:tab/>and</text:p>
      <text:p text:style-name="P9">Copy <text:span text:style-name="T1">the </text:span>files in<text:tab/>2_User_projects_V1_9\Resources_V12 to Resources_nano_projects</text:p>
      <text:p text:style-name="P1"/>
      <text:p text:style-name="P31">Create a new Arduino project <text:tab/>1_first_project </text:p>
      <text:p text:style-name="P31">and save it under<text:tab/><text:tab/><text:tab/>9_Nano_Projects</text:p>
      <text:p text:style-name="P31">Note that folder<text:tab/><text:tab/><text:tab/>1_first_project <text:tab/>is created for the project </text:p>
      <text:p text:style-name="P31"/>
      <text:p text:style-name="P32">Open<text:tab/><text:tab/><text:tab/><text:tab/><text:tab/>2_User_projects_V1_9\….\….\Open Proj_1A1</text:p>
      <text:p text:style-name="P32">Copy its contents into the Arduino project</text:p>
      <text:p text:style-name="P31"/>
      <text:p text:style-name="P32">Copy<text:tab/><text:tab/><text:tab/><text:tab/>Proj_1A1 hex file and </text:p>
      <text:p text:style-name="P32"><text:tab/><text:tab/><text:tab/><text:tab/>Proj_1A1_header_file</text:p>
      <text:p text:style-name="P32">into the <text:tab/><text:tab/><text:tab/><text:span text:style-name="T2">1_first_project </text:span>folder along side the <text:span text:style-name="T2">1_first_project </text:span>project </text:p>
      <text:p text:style-name="P32">Rename the header file <text:tab/>First_project_header</text:p>
      <text:p text:style-name="P32"/>
      <text:p text:style-name="P4">Initial tests</text:p>
      <text:p text:style-name="P32"/>
      <text:p text:style-name="P33">Upload the hex file to a PCB111000 </text:p>
      <text:p text:style-name="P33">Check it runs immediately following an -r- keypress</text:p>
      <text:p text:style-name="P33">Gives Version data following an -x- keypress</text:p>
      <text:p text:style-name="P33"/>
      <text:p text:style-name="P34">Close and reopen the Arduino Project so that it includes the header file</text:p>
      <text:p text:style-name="P34">Edit the #include statement to read<text:tab/>#include "First_project_header.h"</text:p>
      <text:p text:style-name="P34"/>
      <text:p text:style-name="P35">Compile the project using Nano board Atmega 168 processor</text:p>
      <text:p text:style-name="P35">Using <text:tab/><text:tab/>setup_HW_basic;</text:p>
      <text:p text:style-name="P35">and<text:tab/><text:tab/>setup_HW</text:p>
      <text:p text:style-name="P35"/>
      <text:p text:style-name="P35">Check the following <text:span text:style-name="T3">text</text:span> is printed out OK</text:p>
      <text:p text:style-name="P35">1 for OS version</text:p>
      <text:p text:style-name="P35">2 for system data</text:p>
      <text:p text:style-name="P35">3 Message from the OS (x to escape)</text:p>
      <text:p text:style-name="P35">The Default project runs correctly</text:p>
      <text:p text:style-name="P35"/>
      <text:p text:style-name="P35">OS version</text:p>
      <text:p text:style-name="P35">OS: I2C_V20_0_CA</text:p>
      <text:p text:style-name="P35"/>
      <text:p text:style-name="P35">System data:</text:p>
      <text:p text:style-name="P35">SW information: Operating system I2C_V20_0_CA <text:s/>Projects V1_9 and Bootloader V4_21_CA. <text:s/>External programmer V2_30B</text:p>
      <text:p text:style-name="P35"/>
      <text:p text:style-name="P35"/>
      <text:p text:style-name="P3">Update mini-OS</text:p>
      <text:p text:style-name="P3"/>
      <text:p text:style-name="P14">Github_PCB-111000 <text:span text:style-name="T4">contains mini-OS version12 and 13.</text:span></text:p>
      <text:p text:style-name="P15">Replace this OS with mini-OS_V<text:span text:style-name="T5">ersion </text:span>20 <text:span text:style-name="T5">copied from</text:span></text:p>
      <text:p text:style-name="P10">ATMEGA_project_work_BKP_30_Sept_2022\I2C_apps_project_V10</text:p>
      <text:p text:style-name="P16"><text:soft-page-break/>Rebuilding mini-OS_V20 will require use of Atmel Studio 7.</text:p>
      <text:p text:style-name="P16">Reprogramming the Atmega 328 with require the programs saved under</text:p>
      <text:p text:style-name="P11">ATMEGA_project_work_BKP_30_Sept_2022\I2C_apps_project_V10</text:p>
      <text:p text:style-name="P11"/>
      <text:p text:style-name="P17">To update the mini-OS<text:tab/><text:span text:style-name="T20">DO NOT EXPECT TO NEED TO DO THIS</text:span></text:p>
      <text:p text:style-name="P17">At the p/r prompt put “4_Project_pcb_168_V2.30B” on the Atmega 168</text:p>
      <text:p text:style-name="P17">At the ‘P’ prompt press </text:p>
      <text:p text:style-name="P17"><text:tab/>‘P’ to reprogram the mini-OS</text:p>
      <text:p text:style-name="P17"><text:tab/>‘E’ to update the “Hello world” file.</text:p>
      <text:p text:style-name="P17"/>
      <text:p text:style-name="P20">Note: <text:span text:style-name="T7">Other programmers that should no longer be needed.</text:span></text:p>
      <text:p text:style-name="P20"><text:tab/>Version A: Same as Version B but B has one extra line to trigger auto cal of the 328.</text:p>
      <text:p text:style-name="P19"><text:tab/>4a_Project_pcb_328_V2.31A <text:span text:style-name="T6">runs on an Atmega328</text:span></text:p>
      <text:p text:style-name="P18"><text:tab/>Programmer_pcb_328_V1.10 <text:span text:style-name="T7">runs on a 328 and is used to put </text:span>V2.30B <text:span text:style-name="T7">on a 168 or replicate <text:tab/>itself on another 328</text:span></text:p>
      <text:p text:style-name="P1"><text:tab/>6_BL_programmer_V1_5 <text:span text:style-name="T7">was a development tool and is no longer required</text:span></text:p>
      <text:p text:style-name="P1"/>
      <text:p text:style-name="P37">If more boards are to be built <text:span text:style-name="T12">a </text:span>UNO will be used to put <text:span text:style-name="T9">V2.30B </text:span><text:span text:style-name="T8">onto an Atmega 168 </text:span><text:span text:style-name="T10">and also calibrate it.</text:span></text:p>
      <text:p text:style-name="P1"/>
      <text:p text:style-name="P36">The <text:span text:style-name="T11">A</text:span>tmega 328 programmer applies t<text:span text:style-name="T11">h</text:span>e following config bytes to the 168</text:p>
      <text:p text:style-name="P1"/>
      <text:p text:style-name="P36"><text:tab/><text:tab/><text:tab/>FF<text:tab/>D5<text:tab/>C2<text:tab/>EB</text:p>
      <text:p text:style-name="P36">V1.10 <text:span text:style-name="T11">applies<text:tab/><text:tab/></text:span>FF<text:tab/>D7<text:tab/>E2<text:tab/>EB</text:p>
      <text:p text:style-name="P36"/>
      <text:p text:style-name="P38">Differences effect the brown out level and start up time.</text:p>
      <text:p text:style-name="P38"/>
      <text:p text:style-name="P5">New locations for user cal bytes<text:tab/>Check carefully <text:span text:style-name="T13">that</text:span> these are <text:span text:style-name="T14">always </text:span>used</text:p>
      <text:p text:style-name="P39"/>
      <text:p text:style-name="P39">0x1FF<text:tab/>User calibration byte</text:p>
      <text:p text:style-name="P39">0x1FE<text:tab/>User calibration byte</text:p>
      <text:p text:style-name="P39">0x1FD<text:tab/>Default calibration byte</text:p>
      <text:p text:style-name="P39"/>
      <text:p text:style-name="P21">0x<text:span text:style-name="T15">1FC</text:span> PRN generator random number HB</text:p>
      <text:p text:style-name="P21">0x<text:span text:style-name="T15">1FB</text:span> PRN generator random number LB</text:p>
      <text:p text:style-name="P41">Note: Only two locations are used here but write to EEPROM every 45 secs</text:p>
      <text:p text:style-name="P40"/>
      <text:p text:style-name="P40"/>
      <text:p text:style-name="P12">2_User_projects_V1_9<text:span text:style-name="T16">\Proj_9_System_projects\Proj_9A_168_manual_cal() </text:span></text:p>
      <text:p text:style-name="P22">writes EEPROM location 0x1FA to zero.</text:p>
      <text:p text:style-name="P22">No reason for this has been found and the line should be commented out</text:p>
      <text:p text:style-name="P22"/>
      <text:p text:style-name="P6">Problem<text:span text:style-name="T17">s </text:span></text:p>
      <text:p text:style-name="P23"><text:span text:style-name="T17">1<text:tab/></text:span>Note old problem with redefinition of </text:p>
      <text:p text:style-name="P22"><text:tab/>volatile char PCMSK0_mem, PCMSK2_mem;</text:p>
      <text:p text:style-name="P23"><text:tab/>in File I2C_subroutines_2</text:p>
      <text:p text:style-name="P24"><text:tab/>void I2C_Tx_float_display_control(void) </text:p>
      <text:p text:style-name="P25"><text:tab/>and #include "../Header_files/I_O_from switches.h"<text:tab/></text:p>
      <text:p text:style-name="P26"><text:tab/><text:span text:style-name="T22">Solution copied from PCB111000_UNO Compiles OK but not fully tested</text:span>.</text:p>
      <text:p text:style-name="P27">2<text:tab/>I2C_subroutines_2 line 121 <text:tab/><text:tab/><text:tab/><text:span text:style-name="T21">SOLVED</text:span></text:p>
      <text:p text:style-name="P27"><text:tab/><text:span text:style-name="T18">Commented out for time being.</text:span></text:p>
      <text:p text:style-name="P27"/>
      <text:p text:style-name="P27"><text:soft-page-break/></text:p>
      <text:p text:style-name="P7">Calibration programs<text:tab/><text:span text:style-name="T23">All OK</text:span></text:p>
      <text:p text:style-name="P28">Copy the following two calibration routines to </text:p>
      <text:p text:style-name="P28"><text:tab/>9_Nano_Projects\System_programs</text:p>
      <text:p text:style-name="P13"><text:tab/><text:tab/>2_User_projects_V1_9<text:span text:style-name="T19">\Proj_9A_168_manual_cal </text:span></text:p>
      <text:p text:style-name="P28"><text:tab/><text:tab/>and \Proj_9B_168_auto_cal</text:p>
      <text:p text:style-name="P13"/>
      <text:p text:style-name="P28">Compile with Arduino_nano_168 and calibrate two pcbs successfully.</text:p>
      <text:p text:style-name="P28">Note Problem 2 above</text:p>
      <text:p text:style-name="P28"/>
      <text:p text:style-name="P29">Note: The Atmega 328 (mini-OS device calibrates itself automatically at every POR)</text:p>
      <text:p text:style-name="P29">provided the DPDT is switched to the right.</text:p>
      <text:p text:style-name="P29"/>
      <text:p text:style-name="P29"/>
      <text:p text:style-name="P29"/>
      <text:p text:style-name="P8">1_first_project<text:tab/><text:tab/><text:span text:style-name="T23">10 examples</text:span></text:p>
      <text:p text:style-name="P30">ALL OK but sometimes come to a standstill. <text:s/><text:span text:style-name="T24">WDT implemented on some projects.</text:span></text:p>
      <text:p text:style-name="P30">Diagnostic modes checked</text:p>
      <text:p text:style-name="P30">PRN generators updated (only write to EEPROM once every 45 secs)</text:p>
      <text:p text:style-name="P30">Intensity mode OK </text:p>
      <text:p text:style-name="P44">Example 1<text:tab/><text:span text:style-name="T26">Ramp<text:tab/><text:tab/><text:tab/><text:tab/><text:tab/><text:tab/>OK</text:span></text:p>
      <text:p text:style-name="P44">Example 2<text:tab/><text:span text:style-name="T26">Back and forth<text:tab/><text:tab/><text:tab/><text:tab/>OK</text:span></text:p>
      <text:p text:style-name="P44">Example 3<text:tab/><text:span text:style-name="T26">Chase<text:tab/><text:tab/><text:tab/><text:tab/><text:tab/><text:tab/>OK</text:span></text:p>
      <text:p text:style-name="P44">Example 4<text:tab/><text:span text:style-name="T26">Single ellipse<text:tab/><text:tab/><text:tab/><text:tab/><text:tab/>OK</text:span></text:p>
      <text:p text:style-name="P44">Example 5<text:tab/><text:span text:style-name="T26">Double ellipse<text:tab/><text:tab/><text:tab/><text:tab/><text:tab/>OK</text:span></text:p>
      <text:p text:style-name="P44">Example 6<text:tab/><text:span text:style-name="T25">Upper/lower see saws<text:tab/><text:tab/><text:tab/><text:tab/>OK</text:span></text:p>
      <text:p text:style-name="P44">Example 7<text:tab/><text:span text:style-name="T26">Moving top<text:tab/></text:span><text:tab/><text:tab/><text:tab/><text:tab/><text:span text:style-name="T25">OK</text:span></text:p>
      <text:p text:style-name="P44">Example 8<text:tab/>Leds leapfrog<text:tab/><text:tab/><text:tab/><text:tab/><text:tab/>OK</text:p>
      <text:p text:style-name="P44">Example 9<text:tab/>LEDS light up in random order<text:tab/><text:tab/>OK</text:p>
      <text:p text:style-name="P44">Example 10<text:tab/>Default program<text:tab/><text:tab/><text:tab/><text:tab/>OK</text:p>
      <text:p text:style-name="P43"/>
      <text:p text:style-name="P43"/>
      <text:p text:style-name="P45">Tested with setup_HW_extra<text:tab/><text:tab/></text:p>
      <text:p text:style-name="P46">Example_1<text:tab/><text:tab/>Modes 0 – 4 tested OK</text:p>
      <text:p text:style-name="P47">Example_<text:span text:style-name="T27">4</text:span><text:tab/><text:tab/>Modes 0 – 4 tested OK</text:p>
      <text:p text:style-name="P47">Example_<text:span text:style-name="T27">7</text:span><text:tab/><text:tab/>Modes 0 – 4 tested OK</text:p>
      <text:p text:style-name="P48">Example_<text:span text:style-name="T28">9</text:span><text:tab/><text:tab/>Modes 0 – 4 tested OK <text:s/><text:span text:style-name="T28">Default program left r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4T11:54:43.854000000</meta:creation-date>
    <meta:generator>LibreOffice/6.2.8.2$Windows_X86_64 LibreOffice_project/f82ddfca21ebc1e222a662a32b25c0c9d20169ee</meta:generator>
    <dc:date>2023-07-06T17:49:46.585000000</dc:date>
    <meta:editing-duration>PT14H12M6S</meta:editing-duration>
    <meta:editing-cycles>38</meta:editing-cycles>
    <meta:document-statistic meta:table-count="0" meta:image-count="0" meta:object-count="0" meta:page-count="3" meta:paragraph-count="102" meta:word-count="648" meta:character-count="4445" meta:non-whitespace-character-count="3780"/>
  </office:meta>
</office:document-meta>
</file>